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text-align="center"/>
    </style:style>
    <style:style style:name="TableColumn19" style:family="table-column">
      <style:table-column-properties style:column-width="1.1208in" style:use-optimal-column-width="false"/>
    </style:style>
    <style:style style:name="TableColumn20" style:family="table-column">
      <style:table-column-properties style:column-width="0.875in" style:use-optimal-column-width="false"/>
    </style:style>
    <style:style style:name="TableColumn21" style:family="table-column">
      <style:table-column-properties style:column-width="3.7506in" style:use-optimal-column-width="false"/>
    </style:style>
    <style:style style:name="TableColumn22" style:family="table-column">
      <style:table-column-properties style:column-width="1.2048in" style:use-optimal-column-width="false"/>
    </style:style>
    <style:style style:name="Table18" style:family="table">
      <style:table-properties style:width="6.9513in" fo:margin-left="0.0034in" table:align="left"/>
    </style:style>
    <style:style style:name="TableRow23" style:family="table-row">
      <style:table-row-properties style:min-row-height="0.227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32" style:family="table-row">
      <style:table-row-properties style:min-row-height="0.4638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41" style:family="table-row">
      <style:table-row-properties style:min-row-height="0.227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P50" style:parent-style-name="Standard" style:family="paragraph">
      <style:paragraph-properties>
        <style:tab-stops>
          <style:tab-stop style:type="left" style:position="2.9562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52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P53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2" style:parent-style-name="Contents3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67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TableColumn69" style:family="table-column">
      <style:table-column-properties style:column-width="0.5868in" style:use-optimal-column-width="false"/>
    </style:style>
    <style:style style:name="TableColumn70" style:family="table-column">
      <style:table-column-properties style:column-width="3.8798in" style:use-optimal-column-width="false"/>
    </style:style>
    <style:style style:name="TableColumn71" style:family="table-column">
      <style:table-column-properties style:column-width="2.234in" style:use-optimal-column-width="false"/>
    </style:style>
    <style:style style:name="Table68" style:family="table">
      <style:table-properties style:width="6.7006in" fo:margin-left="0.4034in" table:align="left"/>
    </style:style>
    <style:style style:name="TableRow72" style:family="table-row">
      <style:table-row-properties style:min-row-height="0.302in"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margin-left="0in">
        <style:tab-stops/>
      </style:paragraph-properties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margin-left="0in">
        <style:tab-stops/>
      </style:paragraph-properties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margin-left="0in">
        <style:tab-stops/>
      </style:paragraph-properties>
    </style:style>
    <style:style style:name="TableRow79" style:family="table-row">
      <style:table-row-properties style:min-row-height="0.2909in"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margin-left="0in">
        <style:tab-stops/>
      </style:paragraph-properties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margin-left="0in">
        <style:tab-stops/>
      </style:paragraph-properties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margin-left="0in">
        <style:tab-stops/>
      </style:paragraph-properties>
    </style:style>
    <style:style style:name="TableRow86" style:family="table-row">
      <style:table-row-properties style:min-row-height="0.302in"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margin-left="0in">
        <style:tab-stops/>
      </style:paragraph-properties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margin-left="0in">
        <style:tab-stops/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margin-left="0in">
        <style:tab-stops/>
      </style:paragraph-properties>
    </style:style>
    <style:style style:name="TableRow93" style:family="table-row">
      <style:table-row-properties style:min-row-height="0.302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margin-left="0in">
        <style:tab-stops/>
      </style:paragraph-properties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margin-left="0in">
        <style:tab-stops/>
      </style:paragraph-properties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margin-left="0in">
        <style:tab-stops/>
      </style:paragraph-properties>
    </style:style>
    <style:style style:name="P100" style:parent-style-name="ListParagraph" style:list-style-name="LFO3" style:family="paragraph"/>
    <style:style style:name="P101" style:parent-style-name="ListParagraph" style:list-style-name="LFO3" style:family="paragraph"/>
    <style:style style:name="P102" style:parent-style-name="ListParagraph" style:list-style-name="LFO3" style:family="paragraph"/>
    <style:style style:name="P103" style:parent-style-name="ListParagraph" style:list-style-name="LFO3" style:family="paragraph"/>
    <style:style style:name="P104" style:parent-style-name="ListParagraph" style:list-style-name="LFO3" style:family="paragraph"/>
    <style:style style:name="P105" style:parent-style-name="ListParagraph" style:family="paragraph">
      <style:paragraph-properties fo:margin-left="0in">
        <style:tab-stops/>
      </style:paragraph-properties>
    </style:style>
    <style:style style:name="P106" style:parent-style-name="ListParagraph" style:family="paragraph">
      <style:paragraph-properties fo:margin-left="0in">
        <style:tab-stops/>
      </style:paragraph-properties>
    </style:style>
    <style:style style:name="P107" style:parent-style-name="ListParagraph" style:family="paragraph">
      <style:paragraph-properties fo:margin-left="0in">
        <style:tab-stops/>
      </style:paragraph-properties>
    </style:style>
    <style:style style:name="P108" style:parent-style-name="Standard" style:family="paragraph">
      <style:paragraph-properties fo:margin-left="0in">
        <style:tab-stops/>
      </style:paragraph-properties>
    </style:style>
    <style:style style:name="P109" style:parent-style-name="Standard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/>
      <text:p text:style-name="P5">Elektrotehnički fakultet u Beogradu</text:p>
      <text:p text:style-name="P6">SI3PSI Principi Softverskog Inženjerstva</text:p>
      <text:p text:style-name="P7"/>
      <text:p text:style-name="P8">Projekat Elektronski Dnevnik</text:p>
      <text:p text:style-name="P9"/>
      <text:p text:style-name="P10"/>
      <text:p text:style-name="P11">Specifikacija scenarija upotrebe funkcionalnosti</text:p>
      <text:p text:style-name="P12">registracija korisnika</text:p>
      <text:p text:style-name="P13"/>
      <text:p text:style-name="P14">Verzija 1.0</text:p>
      <text:p text:style-name="P15"/>
      <text:p text:style-name="P16"/>
      <text:p text:style-name="P17"><text:tab/>Istorija izmena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Datum</text:p>
          </table:table-cell>
          <table:table-cell table:style-name="TableCell26">
            <text:p text:style-name="P27">Verzija</text:p>
          </table:table-cell>
          <table:table-cell table:style-name="TableCell28">
            <text:p text:style-name="P29">Kratak opis</text:p>
          </table:table-cell>
          <table:table-cell table:style-name="TableCell30">
            <text:p text:style-name="P31">Autor</text:p>
          </table:table-cell>
        </table:table-row>
        <table:table-row table:style-name="TableRow32">
          <table:table-cell table:style-name="TableCell33">
            <text:p text:style-name="P34">15.4.2026.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Inicijalna verzija</text:p>
          </table:table-cell>
          <table:table-cell table:style-name="TableCell39">
            <text:p text:style-name="P40">Vuk Dolijanović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Standard"/>
      <text:p text:style-name="Standard"/>
      <text:p text:style-name="Standard"/>
      <text:p text:style-name="Standard"/>
      <text:p text:style-name="P51"><text:tab/></text:p>
      <text:p text:style-name="P5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Sadržaj</text:p>
          <text:p text:style-name="P54"><text:a xlink:href="#__RefHeading___Toc4177_667440125" office:target-frame-name="_top" xlink:show="replace">1. Uvod<text:tab/>4</text:a></text:p>
          <text:p text:style-name="P55"><text:a xlink:href="#__RefHeading___Toc4179_667440125" office:target-frame-name="_top" xlink:show="replace">1.1 Rezime<text:tab/>4</text:a></text:p>
          <text:p text:style-name="P56"><text:a xlink:href="#__RefHeading___Toc4181_667440125" office:target-frame-name="_top" xlink:show="replace">1.2 Namena dokumenta i ciljne grupe<text:tab/>4</text:a></text:p>
          <text:p text:style-name="P57"><text:a xlink:href="#__RefHeading___Toc4183_667440125" office:target-frame-name="_top" xlink:show="replace">1.3 Reference<text:tab/>4</text:a></text:p>
          <text:p text:style-name="P58"><text:a xlink:href="#__RefHeading___Toc4185_667440125" office:target-frame-name="_top" xlink:show="replace">1.4 Otvorena pitanja<text:tab/>4</text:a></text:p>
          <text:p text:style-name="P59"><text:a xlink:href="#__RefHeading___Toc4187_667440125" office:target-frame-name="_top" xlink:show="replace">2. Scenario registracije korisnika<text:tab/>4</text:a></text:p>
          <text:p text:style-name="P60"><text:a xlink:href="#__RefHeading___Toc4189_667440125" office:target-frame-name="_top" xlink:show="replace">2.1 Kratak opis<text:tab/>4</text:a></text:p>
          <text:p text:style-name="P61"><text:a xlink:href="#__RefHeading___Toc4191_667440125" office:target-frame-name="_top" xlink:show="replace">2.2 Tok događaja<text:tab/>4</text:a></text:p>
          <text:p text:style-name="P62"><text:a xlink:href="#__RefHeading___Toc4193_667440125" office:target-frame-name="_top" xlink:show="replace">2.2.1 <text:s/>Zaključivanje ocene<text:tab/>4</text:a></text:p>
          <text:p text:style-name="P63"><text:a xlink:href="#__RefHeading___Toc4197_667440125" office:target-frame-name="_top" xlink:show="replace">2.3 Posebni zahtevi<text:tab/>5</text:a></text:p>
          <text:p text:style-name="P64"><text:a xlink:href="#__RefHeading___Toc4199_667440125" office:target-frame-name="_top" xlink:show="replace">2.4 <text:s/>Preduslovi<text:tab/>5</text:a></text:p>
          <text:p text:style-name="P65"><text:a xlink:href="#__RefHeading___Toc4201_667440125" office:target-frame-name="_top" xlink:show="replace">2.5 Posledice<text:tab/>5</text:a></text:p>
        </text:index-body>
      </text:table-of-content>
      <text:p text:style-name="P66"/>
      <text:p text:style-name="P67"/>
      <text:h text:style-name="Heading1" text:outline-level="1"><text:bookmark-start text:name="_Toc227175560"/><text:bookmark-start text:name="__RefHeading___Toc4177_667440125"/>Uvod<text:bookmark-end text:name="_Toc227175560"/><text:bookmark-end text:name="__RefHeading___Toc4177_667440125"/></text:h>
      <text:h text:style-name="Heading2" text:outline-level="2"><text:bookmark-start text:name="_Toc227175561"/><text:bookmark-start text:name="__RefHeading___Toc4179_667440125"/>Rezime<text:bookmark-end text:name="_Toc227175561"/><text:bookmark-end text:name="__RefHeading___Toc4179_667440125"/></text:h>
      <text:p text:style-name="Standard">Definisanje scenarija upotrebe pri zakljucivanju ocena.</text:p>
      <text:h text:style-name="Heading2" text:outline-level="2"><text:bookmark-start text:name="_Toc227175562"/><text:bookmark-start text:name="__RefHeading___Toc4181_667440125"/>Namena dokumenta i ciljne grupe<text:bookmark-end text:name="_Toc227175562"/><text:bookmark-end text:name="__RefHeading___Toc4181_667440125"/></text:h>
      <text:p text:style-name="Standard">Dokument će koristiti svi članovi projektnog tima u razvoju projekta i testiranju a može se koristiti i pri pisanju uputstva za upotrebu.</text:p>
      <text:h text:style-name="Heading2" text:outline-level="2"><text:bookmark-start text:name="_Toc227175563"/><text:bookmark-start text:name="__RefHeading___Toc4183_667440125"/>Reference<text:bookmark-end text:name="_Toc227175563"/><text:bookmark-end text:name="__RefHeading___Toc4183_667440125"/></text:h>
      <text:p text:style-name="ListParagraph">Projektni zadatak</text:p>
      <text:p text:style-name="ListParagraph">Uputstvo za pisanje specifikacije scenarija upotrebe funkcionalnosti</text:p>
      <text:h text:style-name="Heading2" text:outline-level="2"><text:bookmark-start text:name="_Toc227175564"/><text:bookmark-start text:name="__RefHeading___Toc4185_667440125"/>Otvorena pitanja<text:bookmark-end text:name="_Toc227175564"/><text:bookmark-end text:name="__RefHeading___Toc4185_667440125"/></text:h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R.Br.</text:p>
          </table:table-cell>
          <table:table-cell table:style-name="TableCell75">
            <text:p text:style-name="P76">Opis</text:p>
          </table:table-cell>
          <table:table-cell table:style-name="TableCell77">
            <text:p text:style-name="P78">Rešenje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h text:style-name="Heading1" text:outline-level="1"><text:bookmark-start text:name="_Toc227175565"/><text:bookmark-start text:name="__RefHeading___Toc4187_667440125"/>Scenario registracije korisnika<text:bookmark-end text:name="_Toc227175565"/><text:bookmark-end text:name="__RefHeading___Toc4187_667440125"/></text:h>
      <text:h text:style-name="Heading2" text:outline-level="2"><text:bookmark-start text:name="_Toc227175566"/><text:bookmark-start text:name="__RefHeading___Toc4189_667440125"/>Kratak opis<text:bookmark-end text:name="_Toc227175566"/><text:bookmark-end text:name="__RefHeading___Toc4189_667440125"/></text:h>
      <text:p text:style-name="Standard">Nastavnici mogu, na osnovu ocena, da zaključe ocenu koja je zaslužena za jednog učenika, ili veću, ako učenik ima dovoljno ocena u tom polugodištu. Ako je zaključena ocena veća od zaslužene direktor na svojoj tabli pregleda može to da vidi.</text:p>
      <text:h text:style-name="Heading2" text:outline-level="2"><text:bookmark-start text:name="_Toc227175567"/><text:bookmark-start text:name="__RefHeading___Toc4191_667440125"/>Tok događaja<text:bookmark-end text:name="_Toc227175567"/><text:bookmark-end text:name="__RefHeading___Toc4191_667440125"/></text:h>
      <text:h text:style-name="Heading3" text:outline-level="3"><text:bookmark-start text:name="__RefHeading___Toc4193_667440125"/><text:s/>Zaključivanje ocene<text:bookmark-end text:name="__RefHeading___Toc4193_667440125"/></text:h>
      <text:list text:style-name="LFO3" text:continue-numbering="true">
        <text:list-item>
          <text:p text:style-name="P100">Nastavnik bira učenika kome želi da zaključi ocenu i izražava želju da mu upiše ocenu</text:p>
        </text:list-item>
        <text:list-item>
          <text:p text:style-name="P101">Nastavnik bira predmet iz kojeg želi da mu zaključi ocenu, brojčanu vrednost ocene,<text:s/>kao i tekstualni opis (zašto je ocena data), kao i datum kada je ocena data</text:p>
        </text:list-item>
        <text:list-item>
          <text:p text:style-name="P102">Sistem proverava podatke</text:p>
        </text:list-item>
        <text:list-item>
          <text:p text:style-name="P103">Nastavnik potvrđuje upisivanju</text:p>
        </text:list-item>
        <text:list-item>
          <text:p text:style-name="P104">Ocena je uspešno upisana</text:p>
        </text:list-item>
      </text:list>
      <text:p text:style-name="ListParagraph"/>
      <text:p text:style-name="P105"><text:tab/>Alternativni tokovi:<text:line-break/><text:tab/>4a Datum je neradni</text:p>
      <text:p text:style-name="P106"><text:tab/><text:tab/>.1 Nastavnik se obaveštava da je datum neradni</text:p>
      <text:p text:style-name="P107"><text:tab/><text:tab/>.2 Vraćamo se na korak 2</text:p>
      <text:p text:style-name="P108"/>
      <text:p text:style-name="P109"/>
      <text:h text:style-name="Heading2" text:outline-level="2"><text:bookmark-start text:name="_Toc227175571"/><text:bookmark-start text:name="__RefHeading___Toc4197_667440125"/>Posebni zahtevi<text:bookmark-end text:name="_Toc227175571"/><text:bookmark-end text:name="__RefHeading___Toc4197_667440125"/></text:h>
      <text:p text:style-name="Standard">Nema posebnih zahteva</text:p>
      <text:h text:style-name="Heading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Standard">Korisnik mora biti ulogovan i da ima ulogu nastavnika.</text:p>
      <text:soft-page-break/>
      <text:p text:style-name="Standard">Direktor mora da je dao nastavniku predmete koje predaje, kao i odeljenja kojima predaje i samim tim i učenike u njima.</text:p>
      <text:p text:style-name="Standard">Deo sistema zadužen za praćenje neradnih dana mora da radi (eksterni API mora biti dostupan).</text:p>
      <text:p text:style-name="Standard"/>
      <text:h text:style-name="Heading2" text:outline-level="2"><text:bookmark-start text:name="_Toc227175573"/><text:bookmark-start text:name="__RefHeading___Toc4201_667440125"/>Posledice<text:bookmark-end text:name="_Toc227175573"/><text:bookmark-end text:name="__RefHeading___Toc4201_667440125"/></text:h>
      <text:p text:style-name="Standard">Podaci o ocenama za učenika se ažuriraju u baz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15%" fo:margin-left="0.4in">
        <style:tab-stops/>
      </style:paragraph-properties>
      <style:text-properties fo:language="sr" fo:country="R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 fo:margin-left="0in">
        <style:tab-stops/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DejaVu Sans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DejaVu Sans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DejaVu Sans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DejaVu Sans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DejaVu Sans" fo:color="#0F4761"/>
    </style:style>
    <style:style style:name="Heading6Char" style:display-name="Heading 6 Char" style:family="text" style:parent-style-name="DefaultParagraphFont">
      <style:text-properties style:font-name-asian="Aptos" style:font-name-complex="DejaVu Sans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DejaVu Sans" fo:color="#595959"/>
    </style:style>
    <style:style style:name="Heading8Char" style:display-name="Heading 8 Char" style:family="text" style:parent-style-name="DefaultParagraphFont">
      <style:text-properties style:font-name-asian="Aptos" style:font-name-complex="DejaVu Sans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DejaVu Sans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DejaVu Sans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DejaVu Sans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IndexLink" style:display-name="Index Link" style:family="text"/>
    <style:style style:name="NumberingSymbols" style:display-name="Numbering Symbols" style:family="text"/>
    <text:list-style style:name="NoList_1" style:display-name="No List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outline-level-style>
      <text:outline-level-style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outline-level-style>
      <text:outline-level-style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outline-level-style>
      <text:outline-level-style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outline-level-style>
      <text:outline-level-style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  <style:text-properties fo:font-style="italic" style:font-style-asian="italic" style:font-style-complex="italic"/>
    </style:style>
    <style:style style:name="P3" style:parent-style-name="Foot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irektori</text:p>
        <text:p text:style-name="Header"/>
      </style:header>
      <style:footer>
        <text:p text:style-name="P3"><text:page-number text:fixed="false">5</text:page-number>/<text:page-count style:num-format="1">5</text:page-count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tefan</meta:initial-creator>
    <dc:creator>Stefan</dc:creator>
    <meta:creation-date>2026-04-14T20:58:00Z</meta:creation-date>
    <dc:date>2026-04-16T12:56:00Z</dc:date>
    <meta:template xlink:href="Normal.dotm" xlink:type="simple"/>
    <meta:editing-cycles>14</meta:editing-cycles>
    <meta:editing-duration>PT4680S</meta:editing-duration>
    <meta:user-defined meta:name="AppVersion">16.0000</meta:user-defined>
    <meta:document-statistic meta:page-count="5" meta:paragraph-count="5" meta:word-count="411" meta:character-count="2754" meta:row-count="19" meta:non-whitespace-character-count="2348"/>
  </office:meta>
</office:document-meta>
</file>